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gypsydave5</text:initial-creator></text:p>
      <text:p text:style-name="OrgSubtitle"/>
      <text:h text:style-name="Heading_20_1_unnumbered" text:outline-level="1" text:is-list-header="true">
<text:bookmark-start text:name="OrgXref.org11fdd99"/>
<text:bookmark text:name="org11fdd99"/>David Wickes
<text:bookmark-end text:name="OrgXref.org11fdd99"/></text:h>
      <text:p text:style-name="Text_20_body">An agile, iterative, and test-driven developer.
</text:p>
      <text:h text:style-name="Heading_20_2_unnumbered" text:outline-level="2" text:is-list-header="true">
<text:bookmark-start text:name="OrgXref.org73c8789"/>
<text:bookmark text:name="org73c8789"/><text:a xlink:type="simple" xlink:href="http://www.acuris.com/">Acuris</text:a>
<text:bookmark-end text:name="OrgXref.org73c8789"/></text:h>
      <text:h text:style-name="Heading_20_3_unnumbered" text:outline-level="3" text:is-list-header="true">
<text:bookmark-start text:name="OrgXref.org2526847"/>
<text:bookmark text:name="org2526847"/><text:span text:style-name="Emphasis">Senior Developer (June 2019 - Present)</text:span>
<text:bookmark-end text:name="OrgXref.org2526847"/></text:h>
      <text:list text:style-name="OrgBulletedList" text:continue-numbering="false">
        <text:list-item>
          <text:p text:style-name="Text_20_body">Financial journalism company, providing alerting and research services to multiple sectors.
</text:p>
        </text:list-item>
        <text:list-item>
          <text:p text:style-name="Text_20_body">Worked initially on the platform team building tooling around AWS
</text:p>
        </text:list-item>
        <text:list-item>
          <text:p text:style-name="Text_20_body">Moved to a product team building web applications
</text:p>
        </text:list-item>
        <text:list-item>
          <text:p text:style-name="Text_20_body">Initiated and ran the departments mentoring programme
</text:p>
        </text:list-item>
        <text:list-item>
          <text:p text:style-name="Text_20_body">Acted as pro tem lead for the team
</text:p>
        </text:list-item>
      </text:list>
      <text:h text:style-name="Heading_20_4_unnumbered" text:outline-level="4" text:is-list-header="true">
<text:bookmark-start text:name="OrgXref.org047297f"/>
<text:bookmark text:name="org047297f"/>Skills
<text:bookmark-end text:name="OrgXref.org047297f"/></text:h>
      <text:list text:style-name="OrgBulletedList" text:continue-numbering="false">
        <text:list-item>
          <text:p text:style-name="Text_20_body">Use of graphical JavaScript libraries to display information
</text:p>
        </text:list-item>
        <text:list-item>
          <text:p text:style-name="Text_20_body"><text:a xlink:type="simple" xlink:href="https://martinfowler.com/eaaDev/EventSourcing.html">Event sourced</text:a> backend architecture in TypeScript
</text:p>
        </text:list-item>
        <text:list-item>
          <text:p text:style-name="Text_20_body">Rapid prototyping using spreadsheets as backend (both Excel and Google Sheets)
</text:p>
        </text:list-item>
        <text:list-item>
          <text:p text:style-name="Text_20_body"><text:a xlink:type="simple" xlink:href="https://nextjs.org/">Next.js</text:a>, a React based web framework
</text:p>
        </text:list-item>
        <text:list-item>
          <text:p text:style-name="Text_20_body">Promoted the use of DevOps and Agile techniques for building software
</text:p>
        </text:list-item>
        <text:list-item>
          <text:p text:style-name="Text_20_body">Configuring multiple AWS services using <text:a xlink:type="simple" xlink:href="https://www.terraform.io/">Terraform</text:a>
</text:p>
        </text:list-item>
        <text:list-item>
          <text:p text:style-name="Text_20_body">Working with <text:a xlink:type="simple" xlink:href="https://svelte.dev/">Svelte</text:a>
</text:p>
        </text:list-item>
      </text:list>
      <text:h text:style-name="Heading_20_2_unnumbered" text:outline-level="2" text:is-list-header="true">
<text:bookmark-start text:name="OrgXref.org79d6d3d"/>
<text:bookmark text:name="org79d6d3d"/><text:a xlink:type="simple" xlink:href="http://www.springernature.com">SpringerNature Digital</text:a>
<text:bookmark-end text:name="OrgXref.org79d6d3d"/></text:h>
      <text:h text:style-name="Heading_20_3_unnumbered" text:outline-level="3" text:is-list-header="true">
<text:bookmark-start text:name="OrgXref.org2410100"/>
<text:bookmark text:name="org2410100"/><text:span text:style-name="Emphasis">Developer (October 2017 - June 2019)</text:span>
<text:bookmark-end text:name="OrgXref.org2410100"/></text:h>
      <text:list text:style-name="OrgBulletedList" text:continue-numbering="false">
        <text:list-item>
          <text:p text:style-name="Text_20_body">International scientific publisher
</text:p>
        </text:list-item>
        <text:list-item>
          <text:p text:style-name="Text_20_body">Joined to work as part of a small innovations team, working across the company
</text:p>
        </text:list-item>
        <text:list-item>
          <text:p text:style-name="Text_20_body">Dissolution of team resulted in move to high-priority payments project
</text:p>
        </text:list-item>
        <text:list-item>
          <text:p text:style-name="Text_20_body">Led a weekly lunch club learning Lisp(s)
</text:p>
        </text:list-item>
      </text:list>
      <text:h text:style-name="Heading_20_4_unnumbered" text:outline-level="4" text:is-list-header="true">
<text:bookmark-start text:name="OrgXref.orgeb0cde6"/>
<text:bookmark text:name="orgeb0cde6"/>Skills
<text:bookmark-end text:name="OrgXref.orgeb0cde6"/></text:h>
      <text:list text:style-name="OrgBulletedList" text:continue-numbering="false">
        <text:list-item>
          <text:p text:style-name="Text_20_body">Small applications as experiments to gather the maximum information on real requirements
</text:p>
        </text:list-item>
        <text:list-item>
          <text:p text:style-name="Text_20_body"><text:a xlink:type="simple" xlink:href="https://continuousdelivery.com/">Continuous delivery</text:a> with <text:a xlink:type="simple" xlink:href="https://trunkbaseddevelopment.com/">trunk based development</text:a>
</text:p>
        </text:list-item>
        <text:list-item>
          <text:p text:style-name="Text_20_body">Leveraging modern HTML and CSS to build simple, functional web applications
</text:p>
        </text:list-item>
        <text:list-item>
          <text:p text:style-name="Text_20_body">Building browser extensions as an integration point across legacy systems
</text:p>
        </text:list-item>
        <text:list-item>
          <text:p text:style-name="Text_20_body">An event sourced architecture built on top of <text:a xlink:type="simple" xlink:href="https://kotlinlang.org/">Kotlin</text:a> and PostgreSQL
</text:p>
        </text:list-item>
        <text:list-item>
          <text:p text:style-name="Text_20_body">Deploying applications on a <text:a xlink:type="simple" xlink:href="https://www.cloudfoundry.org/">Cloud Foundry</text:a> platform
</text:p>
        </text:list-item>
      </text:list>
      <text:h text:style-name="Heading_20_2_unnumbered" text:outline-level="2" text:is-list-header="true">
<text:bookmark-start text:name="OrgXref.org5de340b"/>
<text:bookmark text:name="org5de340b"/><text:a xlink:type="simple" xlink:href="http://www.acuris.com/">Acuris</text:a>
<text:bookmark-end text:name="OrgXref.org5de340b"/></text:h>
      <text:h text:style-name="Heading_20_3_unnumbered" text:outline-level="3" text:is-list-header="true">
<text:bookmark-start text:name="OrgXref.org64d8cb7"/>
<text:bookmark text:name="org64d8cb7"/><text:span text:style-name="Emphasis">Developer (January 2015 - October 2017), Lead Developer (May 2016 - September 2016)</text:span>
<text:bookmark-end text:name="OrgXref.org64d8cb7"/></text:h>
      <text:list text:style-name="OrgBulletedList" text:continue-numbering="false">
        <text:list-item>
          <text:p text:style-name="Text_20_body">Built a web-scraping and alerting system for US bankruptcy courts using a microservice architecture.
</text:p>
        </text:list-item>
        <text:list-item>
          <text:p text:style-name="Text_20_body">Contributed to creation of new content delivery pipelines for the core business
</text:p>
        </text:list-item>
        <text:list-item>
          <text:p text:style-name="Text_20_body">Led a team until I asked to be allowed to focus on development
</text:p>
        </text:list-item>
        <text:list-item>
          <text:p text:style-name="Text_20_body">Led and iterated on the structure for regular hackdays
</text:p>
        </text:list-item>
      </text:list>
      <text:h text:style-name="Heading_20_4_unnumbered" text:outline-level="4" text:is-list-header="true">
<text:bookmark-start text:name="OrgXref.orgecfa9f5"/>
<text:bookmark text:name="orgecfa9f5"/>Skills
<text:bookmark-end text:name="OrgXref.orgecfa9f5"/></text:h>
      <text:list text:style-name="OrgBulletedList" text:continue-numbering="false">
        <text:list-item>
          <text:p text:style-name="Text_20_body">Extending and upgrading NodeJS apps to use ES2015 features
</text:p>
        </text:list-item>
        <text:list-item>
          <text:p text:style-name="Text_20_body">Languages - Groovy, Go, JavaScript, TypeScript
</text:p>
        </text:list-item>
        <text:list-item>
          <text:p text:style-name="Text_20_body">Building frontends in vanilla JS, React and Redux
</text:p>
        </text:list-item>
        <text:list-item>
          <text:p text:style-name="Text_20_body">Participated and led in learning and adoption of Go across development teams
</text:p>
        </text:list-item>
        <text:list-item>
          <text:p text:style-name="Text_20_body">Building RESTful services using Express, Spark, Ratpack
</text:p>
        </text:list-item>
        <text:list-item>
          <text:p text:style-name="Text_20_body">Using RabbitMQ to connect services
</text:p>
        </text:list-item>
        <text:list-item>
          <text:p text:style-name="Text_20_body">Monitoring and logging using Graphite, DataDog, Logstash and Logentries
</text:p>
        </text:list-item>
        <text:list-item>
          <text:p text:style-name="Text_20_body">Databases - MSSQL, Elasticsearch, MongoDB
</text:p>
        </text:list-item>
        <text:list-item>
          <text:p text:style-name="Text_20_body">Web scraping using various libraries and regular expressions
</text:p>
        </text:list-item>
        <text:list-item>
          <text:p text:style-name="Text_20_body">Participating in and leading retrospectives
</text:p>
        </text:list-item>
      </text:list>
      <text:h text:style-name="Heading_20_2_unnumbered" text:outline-level="2" text:is-list-header="true">
<text:bookmark-start text:name="OrgXref.org37f5121"/>
<text:bookmark text:name="org37f5121"/><text:a xlink:type="simple" xlink:href="http://www.makersacademy.com/">Makers Academy</text:a>
<text:bookmark-end text:name="OrgXref.org37f5121"/></text:h>
      <text:h text:style-name="Heading_20_4_unnumbered" text:outline-level="4" text:is-list-header="true">
<text:bookmark-start text:name="OrgXref.org90834a0"/>
<text:bookmark text:name="org90834a0"/><text:span text:style-name="Emphasis">Student (August 2014 - October 2014), Tutor (October 2014 - December 2014)</text:span>
<text:bookmark-end text:name="OrgXref.org90834a0"/></text:h>
      <text:list text:style-name="OrgBulletedList" text:continue-numbering="false">
        <text:list-item>
          <text:p text:style-name="Text_20_body">Full-stack web development bootcamp in Ruby, JavaScript, Rails, Sinatra and NodeJS
</text:p>
        </text:list-item>
        <text:list-item>
          <text:p text:style-name="Text_20_body">Learned TDD/BDD, pair programming and other modern development practices
</text:p>
        </text:list-item>
      </text:list>
      <text:h text:style-name="Heading_20_4_unnumbered" text:outline-level="4" text:is-list-header="true">
<text:bookmark-start text:name="OrgXref.orgec3cea2"/>
<text:bookmark text:name="orgec3cea2"/>Skills
<text:bookmark-end text:name="OrgXref.orgec3cea2"/></text:h>
      <text:list text:style-name="OrgBulletedList" text:continue-numbering="false">
        <text:list-item>
          <text:p text:style-name="Text_20_body">Ruby and JavaScript
</text:p>
        </text:list-item>
        <text:list-item>
          <text:p text:style-name="Text_20_body">Frontend skills in HTML5, CSS and JQuery
</text:p>
        </text:list-item>
        <text:list-item>
          <text:p text:style-name="Text_20_body">Version control with git and GitHub
</text:p>
        </text:list-item>
      </text:list>
      <text:h text:style-name="Heading_20_2_unnumbered" text:outline-level="2" text:is-list-header="true">
<text:bookmark-start text:name="OrgXref.org988bdc4"/>
<text:bookmark text:name="org988bdc4"/><text:span text:style-name="Emphasis">Courses, Conferences, External Activities</text:span>
<text:bookmark-end text:name="OrgXref.org988bdc4"/></text:h>
      <text:list text:style-name="OrgBulletedList" text:continue-numbering="false">
        <text:list-item>
          <text:p text:style-name="Text_20_body">Recent conferences: Software Craftmanship London, GopherCon Europe, QCon 2016
</text:p>
        </text:list-item>
        <text:list-item>
          <text:p text:style-name="Text_20_body">Lead Developer Workshop: <text:span text:style-name="Emphasis">Be a brilliant people developer</text:span>
</text:p>
        </text:list-item>
        <text:list-item>
          <text:p text:style-name="Text_20_body"><text:span text:style-name="Emphasis">Single Page Applications with AngularJS and TypeScript</text:span> - Skills Matter
</text:p>
        </text:list-item>
        <text:list-item>
          <text:p text:style-name="Text_20_body"><text:a xlink:type="simple" xlink:href="https://www.coursera.org/account/accomplishments/records/C58NGM7GQS84"><text:span text:style-name="Emphasis">Algorithmic Toolbox</text:span></text:a> by University of California, San Diego &amp; Higher School of Economics on Coursera
</text:p>
        </text:list-item>
      </text:list>
      <text:h text:style-name="Heading_20_3_unnumbered" text:outline-level="3" text:is-list-header="true">
<text:bookmark-start text:name="OrgXref.orgceeedeb"/>
<text:bookmark text:name="orgceeedeb"/>Languages
<text:bookmark-end text:name="OrgXref.orgceeedeb"/></text:h>
      <text:list text:style-name="OrgBulletedList" text:continue-numbering="false">
        <text:list-item>
          <text:p text:style-name="Text_20_body">Used in production: Kotlin, JavaScript/TypeScript, Groovy, Ruby, Go
</text:p>
        </text:list-item>
        <text:list-item>
          <text:p text:style-name="Text_20_body">Used outside of work: Lisps, OCaml
</text:p>
        </text:list-item>
      </text:list>
      <text:h text:style-name="Heading_20_2_unnumbered" text:outline-level="2" text:is-list-header="true">
<text:bookmark-start text:name="OrgXref.org9f922f4"/>
<text:bookmark text:name="org9f922f4"/><text:span text:style-name="Emphasis">Other Employment</text:span>
<text:bookmark-end text:name="OrgXref.org9f922f4"/></text:h>
      <text:h text:style-name="Heading_20_3_unnumbered" text:outline-level="3" text:is-list-header="true">
<text:bookmark-start text:name="OrgXref.org08828f0"/>
<text:bookmark text:name="org08828f0"/>Liberis
<text:bookmark-end text:name="OrgXref.org08828f0"/></text:h>
      <text:p text:style-name="Text_20_body"><text:span text:style-name="Emphasis">Marketing Executive (March 2014 - August 2014)</text:span>
</text:p>
      <text:h text:style-name="Heading_20_3_unnumbered" text:outline-level="3" text:is-list-header="true">
<text:bookmark-start text:name="OrgXref.orgdc74736"/>
<text:bookmark text:name="orgdc74736"/>Polyglobe Group
<text:bookmark-end text:name="OrgXref.orgdc74736"/></text:h>
      <text:p text:style-name="Text_20_body"><text:span text:style-name="Emphasis">Marketing Executive (March 2013 - February 2014)</text:span>
</text:p>
      <text:h text:style-name="Heading_20_2_unnumbered" text:outline-level="2" text:is-list-header="true">
<text:bookmark-start text:name="OrgXref.org85aa0ff"/>
<text:bookmark text:name="org85aa0ff"/>Education
<text:bookmark-end text:name="OrgXref.org85aa0ff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Dates</text:p>
              </table:table-cell>
              <table:table-cell table:style-name="OrgTblCellTB">
                <text:p text:style-name="OrgTableHeadingLeft">Institution</text:p>
              </table:table-cell>
              <table:table-cell table:style-name="OrgTblCellTB">
                <text:p text:style-name="OrgTableHeadingLeft">Subject(s)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2003 - 2005</text:p>
              </table:table-cell>
              <table:table-cell table:style-name="OrgTblCellT">
                <text:p text:style-name="OrgTableContentsLeft">University of Warwick</text:p>
              </table:table-cell>
              <table:table-cell table:style-name="OrgTblCellT">
                <text:p text:style-name="OrgTableContentsLeft">MA Continental Philosophy</text:p>
              </table:table-cell>
            </table:table-row>
            <table:table-row>
              <table:table-cell table:style-name="OrgTblCell">
                <text:p text:style-name="OrgTableContentsLeft">2000 - 2003</text:p>
              </table:table-cell>
              <table:table-cell table:style-name="OrgTblCell">
                <text:p text:style-name="OrgTableContentsLeft">University of Warwick</text:p>
              </table:table-cell>
              <table:table-cell table:style-name="OrgTblCell">
                <text:p text:style-name="OrgTableContentsLeft">BA Philosophy (1:1)</text:p>
              </table:table-cell>
            </table:table-row>
            <table:table-row>
              <table:table-cell table:style-name="OrgTblCellB">
                <text:p text:style-name="OrgTableContentsLeft">1991 - 1998</text:p>
              </table:table-cell>
              <table:table-cell table:style-name="OrgTblCellB">
                <text:p text:style-name="OrgTableContentsLeft">Wisbech Grammar School</text:p>
              </table:table-cell>
              <table:table-cell table:style-name="OrgTblCellB">
                <text:p text:style-name="OrgTableContentsLeft">A level Maths, Biology &amp; Chemistry; 10 GCSEs</text:p>
              </table:table-cell>
            </table:table-row>
          </table:table-rows>
        </table:table>
      </text:section>
      <text:h text:style-name="Heading_20_2_unnumbered" text:outline-level="2" text:is-list-header="true">
<text:bookmark-start text:name="OrgXref.org4eefa91"/>
<text:bookmark text:name="org4eefa91"/>I Like
<text:bookmark-end text:name="OrgXref.org4eefa91"/></text:h>
      <text:p text:style-name="Text_20_body">TDD, DDD, functional programming, <text:a xlink:type="simple" xlink:href="https://www.chess.com/member/gypsydave5">chess</text:a>, boardgames, playing the recorder, early music, Oxford commas, and the philosophy of language.
</text:p>
      <text:h text:style-name="Heading_20_2_unnumbered" text:outline-level="2" text:is-list-header="true">
<text:bookmark-start text:name="OrgXref.orga5cdd30"/>
<text:bookmark text:name="orga5cdd30"/>Contact
<text:bookmark-end text:name="OrgXref.orga5cdd30"/></text:h>
      <text:p text:style-name="Text_20_body">You can reach me as @<text:a xlink:type="simple" xlink:href="https://twitter.com/gypsydave5">gypsydave5</text:a> on Twitter and <text:a xlink:type="simple" xlink:href="mailto:dave@gypsydave5.com">dave.wickes@gmail.com</text:a> by email. There's a blog (<text:a xlink:type="simple" xlink:href="http://blog.gypsydave5.com/">blog.gypsydave5.com</text:a>), and my <text:a xlink:type="simple" xlink:href="https://github.com/gypsydave5">GitHub</text:a> account too if you'd like to see what I'm up to and thinking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ypsydave5</dc:creator>
    <meta:initial-creator>gypsydave5</meta:initial-creator>
    <dc:date>2021-04-12T14:49:59</dc:date>
    <meta:creation-date>2021-04-12T14:49:59</meta:creation-date>
    <meta:generator>Emacs 27.1 (Org mode 9.3)</meta:generator>
    <meta:keyword/>
    <dc:subject/>
    <dc:title/>
  </office:meta>
</office:document-meta>
</file>